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ALUMNO(id, nombre, apellido, grupo)</text:span><text:line-break/>PK:id<text:line-break/>FK:<text:line-break/>VNN:nombre, apellido, grupo</text:p>
      <text:p text:style-name="Normal"/>
      <text:p text:style-name="Normal"><text:span text:style-name="T3">CURSO(id, anyoinicio, anyofin)</text:span><text:line-break/>PK:id<text:line-break/>FK:<text:line-break/>VNN:anyoinicio, anyofin</text:p>
      <text:p text:style-name="Normal"/>
      <text:p text:style-name="Normal"><text:span text:style-name="T4">USUARIO(id, email, nombre, contraseña)</text:span><text:line-break/>PK:id<text:line-break/>FK:<text:line-break/>VNN:email, nombre, contraseña</text:p>
      <text:p text:style-name="Normal"/>
      <text:p text:style-name="Normal"><text:span text:style-name="T5">ROOT(id_usuario)</text:span><text:line-break/>PK:id_usuario<text:line-break/>FK:id_usuario→USUARIO<text:line-break/>VNN:id_usuario</text:p>
      <text:p text:style-name="Normal"/>
      <text:p text:style-name="Normal"><text:span text:style-name="T6">DIRECTIVO(id_usuario)</text:span><text:line-break/>PK:id_usuario<text:line-break/>FK:id_usuario→USUARIO<text:line-break/>VNN:id_usuario</text:p>
      <text:p text:style-name="Normal"/>
      <text:p text:style-name="Normal"><text:span text:style-name="T7">PROFESOR(id_usuario)</text:span><text:line-break/>PK:id_usuario<text:line-break/>FK:id_usuario→USUARIO<text:line-break/>VNN:id_usuario</text:p>
      <text:p text:style-name="Normal"/>
      <text:p text:style-name="Normal"><text:span text:style-name="T8">ACTITUD(id, estado, descripcion)</text:span><text:line-break/>PK:id<text:line-break/>FK:<text:line-break/>VNN:estado, descripcion</text:p>
      <text:p text:style-name="Normal"><text:span text:style-name="T9">AMONESTACION(id_actitud)</text:span><text:line-break/>PK:id_actitud<text:line-break/>FK:id_actitud→ACTITUD<text:line-break/>VNN:id_actitud</text:p>
      <text:p text:style-name="Normal"/>
      <text:p text:style-name="Normal"><text:span text:style-name="T10">RECONOCIMIENTO(id_actitud)</text:span><text:line-break/>PK:id_actitud<text:line-break/>FK:id_actitud→ACTITUD<text:line-break/>VNN:id_actitud</text:p>
      <text:p text:style-name="Normal"/>
      <text:p text:style-name="Normal"><text:span text:style-name="T11">HORARIO(id, dia, horainicio, horafin)</text:span><text:line-break/>PK:id<text:line-break/>FK:<text:line-break/>VNN:dia, horainicio, horafin</text:p>
      <text:p text:style-name="Normal"/>
      <text:p text:style-name="Normal"><text:span text:style-name="T12">AULA_CONVIVENCIA(id, fecha)</text:span><text:line-break/>PK:id<text:line-break/>FK:<text:line-break/>VNN:fecha</text:p>
      <text:p text:style-name="Normal"/>
      <text:p text:style-name="Normal"><text:span text:style-name="T13">EXPEDIENTE(id, descripcion, fecha)</text:span><text:line-break/>PK:id<text:line-break/>FK:<text:line-break/>VNN:descripcion, fecha</text:p>
      <text:p text:style-name="Normal"/>
      <text:p text:style-name="Normal"><text:span text:style-name="T14">TAREA(id, descripcion, estado)</text:span><text:line-break/>PK:id<text:line-break/>FK:<text:line-break/>VNN:descripcion, estado</text:p>
      <text:p text:style-name="Normal"/>
      <text:p text:style-name="Normal"><text:span text:style-name="T15">MATRICULA(id_alumno, id_curso)</text:span><text:line-break/>PK:id_alumno, id_curso<text:line-break/>FK:id_alumno→ALUMNO, id_curso→CURSO<text:line-break/>VNN:id_alumno, id_curso</text:p>
      <text:p text:style-name="Normal"><text:span text:style-name="T16">REGISTRA(id_usuario, id_actitud)</text:span><text:line-break/>PK:id_usuario, id_actitud<text:line-break/>FK:id_usuario→USUARIO, id_actitud→ACTITUD<text:line-break/>VNN:id_usuario, id_actitud</text:p>
      <text:p text:style-name="Normal"/>
      <text:p text:style-name="Normal"><text:span text:style-name="T17">ASIGNA_TAREA(id_profesor, id_tarea, id_alumno)</text:span><text:line-break/>PK:id_profesor, id_tarea,<text:s/>id_alumno<text:line-break/>FK:id_profesor→PROFESOR, id_tarea→TAREA, id_alumno→ALUMNO<text:line-break/>VNN:id_profesor, id_tarea, id_alumno</text:p>
      <text:p text:style-name="Normal"/>
      <text:p text:style-name="Normal"><text:span text:style-name="T18">CURSO_HORARIO(id_curso, id_horario)</text:span><text:line-break/>PK:id_curso, id_horario<text:line-break/>FK:id_curso→CURSO, id_horario→HORARIO<text:line-break/>VNN:id_curso, id_horario</text:p>
      <text:p text:style-name="Normal"/>
      <text:p text:style-name="Normal"><text:span text:style-name="T19">TIENE_HORARIO(id_usuario, id_horario)</text:span><text:line-break/>PK:id_usuario, id_horario<text:line-break/>FK:id_usuario→USUARIO, id_horario→HORARIO<text:line-break/>VNN:id_usuario, id_horario</text:p>
      <text:p text:style-name="Normal"/>
      <text:p text:style-name="Normal"><text:span text:style-name="T20">HORARIO_AULA(id_horario, id_aula)</text:span><text:line-break/>PK:id_horario, id_aula<text:line-break/>FK:id_horario→HORARIO, id_aula→AULA_CONVIVENCIA<text:line-break/>VNN:id_horario, id_aula</text:p>
      <text:p text:style-name="Normal"/>
      <text:p text:style-name="Normal"><text:span text:style-name="T21">ASISTE(id_alumno, id_aula)</text:span><text:line-break/>PK:id_alumno, id_aula<text:line-break/>FK:id_alumno→ALUMNO, id_aula→AULA_CONVIVENCIA<text:line-break/>VNN:id_alumno, id_aula</text:p>
      <text:p text:style-name="Normal"/>
      <text:p text:style-name="Normal"><text:span text:style-name="T22">ABRE(id_usuario, id_expediente)</text:span><text:line-break/>PK:id_usuario, id_expediente<text:line-break/>FK:id_usuario→USUARIO, id_expediente→EXPEDIENTE<text:line-break/>VNN:id_usuario, id_expediente</text:p>
      <text:p text:style-name="Normal"><text:span text:style-name="T23">DIRIGE(id_directivo, id_curso)</text:span><text:line-break/>PK:id_directivo, id_curso<text:line-break/>FK:id_directivo→DIRECTIVO, id_curso→CURSO<text:line-break/>VNN:id_directivo, id_curso</text:p>
      <text:p text:style-name="Normal"/>
      <text:p text:style-name="Normal"><text:span text:style-name="T24">OBTIENE_AMONESTACION(id_alumno, id_amonestacion)</text:span><text:line-break/>PK:id_alumno, id_amonestacion<text:line-break/>FK:id_alumno→ALUMNO, id_amonestacion→AMONESTACION<text:line-break/>VNN:id_alumno, id_amonestacion</text:p>
      <text:p text:style-name="P25"/>
      <text:p text:style-name="Normal"><text:span text:style-name="T26">OBTIENE_RECONOCIMIENTO(id_alumno, id_reconocimiento)</text:span><text:line-break/>PK:id_alumno, id_reconocimiento<text:line-break/>FK:id_alumno→ALUMNO, id_reconocimiento→RECONOCIMIENTO<text:line-break/>VNN:id_alumno, id_reconocimiento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itana García</meta:initial-creator>
    <dc:creator>Aitana García</dc:creator>
    <meta:creation-date>2025-10-08T13:59:00Z</meta:creation-date>
    <dc:date>2025-10-08T15:35:00Z</dc:date>
    <meta:print-date>2025-10-08T14:26:00Z</meta:print-date>
    <meta:template xlink:href="Normal.dotm" xlink:type="simple"/>
    <meta:editing-cycles>4</meta:editing-cycles>
    <meta:editing-duration>PT5160S</meta:editing-duration>
    <meta:document-statistic meta:page-count="1" meta:paragraph-count="4" meta:word-count="377" meta:character-count="2447" meta:row-count="17" meta:non-whitespace-character-count="2074"/>
  </office:meta>
</office:document-meta>
</file>